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Arial" officeooo:paragraph-rsid="001fc1d1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bold" officeooo:paragraph-rsid="001fc1d1" style:font-size-asian="12pt" style:font-weight-asian="bold" style:font-name-complex="LiberationSerif-Bold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erif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4f0106" style:font-size-asian="12pt" style:font-name-complex="LiberationSerif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4f0106" officeooo:paragraph-rsid="001fc1d1" style:font-size-asian="12pt" style:font-name-complex="LiberationSerif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9df6cc" officeooo:paragraph-rsid="009df6cc" style:font-size-asian="12pt" style:font-name-complex="LiberationSerif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a100df" officeooo:paragraph-rsid="00a100df" style:font-size-asian="12pt" style:font-name-complex="LiberationSerif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6797d5" officeooo:paragraph-rsid="00a198ba" style:font-size-asian="12pt" style:font-name-complex="LiberationSerif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a198ba" officeooo:paragraph-rsid="00a198ba" style:font-size-asian="12pt" style:font-name-complex="LiberationSerif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a3227e" officeooo:paragraph-rsid="00a3227e" style:font-size-asian="12pt" style:font-name-complex="LiberationSerif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101ef1e" officeooo:paragraph-rsid="0101ef1e" style:font-size-asian="12pt" style:font-name-complex="LiberationSerif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104434b" officeooo:paragraph-rsid="0104434b" style:font-size-asian="12pt" style:font-name-complex="LiberationSerif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92a1c4" officeooo:paragraph-rsid="00a198ba" style:font-size-asian="12pt" style:font-name-complex="LiberationSerif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ans" style:font-size-complex="18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67f0f" style:font-size-asian="12pt" style:font-weight-asian="normal" style:font-name-complex="LiberationSerif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f7fd50" style:font-size-asian="12pt" style:font-weight-asian="normal" style:font-name-complex="LiberationSerif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f8f76c" style:font-size-asian="12pt" style:font-weight-asian="normal" style:font-name-complex="LiberationSerif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7bdb9" officeooo:paragraph-rsid="0057bdb9" style:font-size-asian="12pt" style:font-weight-asian="normal" style:font-name-complex="LiberationSerif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a3ed4" officeooo:paragraph-rsid="005a3ed4" style:font-size-asian="12pt" style:font-weight-asian="normal" style:font-name-complex="LiberationSerif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d5f06" officeooo:paragraph-rsid="005d5f06" style:font-size-asian="12pt" style:font-weight-asian="normal" style:font-name-complex="LiberationSerif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38c7" officeooo:paragraph-rsid="006038c7" style:font-size-asian="12pt" style:font-weight-asian="normal" style:font-name-complex="LiberationSerif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38c7" officeooo:paragraph-rsid="006e9776" style:font-size-asian="12pt" style:font-weight-asian="normal" style:font-name-complex="LiberationSerif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97cba" officeooo:paragraph-rsid="00697cba" style:font-size-asian="12pt" style:font-weight-asian="normal" style:font-name-complex="LiberationSerif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1e5c" officeooo:paragraph-rsid="005f0193" style:font-size-asian="12pt" style:font-weight-asian="normal" style:font-name-complex="LiberationSerif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f0193" officeooo:paragraph-rsid="006c5bb1" style:font-size-asian="12pt" style:font-weight-asian="normal" style:font-name-complex="LiberationSerif" style:font-size-complex="12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c8b8e" officeooo:paragraph-rsid="006c8b8e" style:font-size-asian="12pt" style:font-weight-asian="normal" style:font-name-complex="LiberationSerif" style:font-size-complex="12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469db" officeooo:paragraph-rsid="001fc1d1" style:font-size-asian="12pt" style:font-weight-asian="normal" style:font-name-complex="LiberationSerif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35429" officeooo:paragraph-rsid="00835429" style:font-size-asian="12pt" style:font-weight-asian="normal" style:font-name-complex="LiberationSerif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35429" officeooo:paragraph-rsid="00813b96" style:font-size-asian="12pt" style:font-weight-asian="normal" style:font-name-complex="LiberationSerif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84c83a" style:font-size-asian="12pt" style:font-weight-asian="normal" style:font-name-complex="LiberationSerif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8714f3" style:font-size-asian="12pt" style:font-weight-asian="normal" style:font-name-complex="LiberationSerif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ddf3f3" style:font-size-asian="12pt" style:font-weight-asian="normal" style:font-name-complex="LiberationSerif" style:font-size-complex="12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b229cf" style:font-size-asian="12pt" style:font-weight-asian="normal" style:font-name-complex="LiberationSerif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c63b75" style:font-size-asian="12pt" style:font-weight-asian="normal" style:font-name-complex="LiberationSerif" style:font-size-complex="12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8610e3" style:font-size-asian="12pt" style:font-weight-asian="normal" style:font-name-complex="LiberationSerif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8714f3" style:font-size-asian="12pt" style:font-weight-asian="normal" style:font-name-complex="LiberationSerif" style:font-size-complex="12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b229cf" style:font-size-asian="12pt" style:font-weight-asian="normal" style:font-name-complex="LiberationSerif" style:font-size-complex="12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57bdb9" style:font-size-asian="12pt" style:font-weight-asian="normal" style:font-name-complex="LiberationSerif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c6abf9" style:font-size-asian="12pt" style:font-weight-asian="normal" style:font-name-complex="LiberationSerif" style:font-size-complex="12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df814a" style:font-size-asian="12pt" style:font-weight-asian="normal" style:font-name-complex="LiberationSerif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ceefd" officeooo:paragraph-rsid="008ceefd" style:font-size-asian="12pt" style:font-weight-asian="normal" style:font-name-complex="LiberationSerif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e0535" officeooo:paragraph-rsid="008e0535" style:font-size-asian="12pt" style:font-weight-asian="normal" style:font-name-complex="LiberationSerif" style:font-size-complex="12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94b023" officeooo:paragraph-rsid="0094b023" style:font-size-asian="12pt" style:font-weight-asian="normal" style:font-name-complex="LiberationSerif" style:font-size-complex="12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94b023" officeooo:paragraph-rsid="006e9776" style:font-size-asian="12pt" style:font-weight-asian="normal" style:font-name-complex="LiberationSerif" style:font-size-complex="12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94b023" officeooo:paragraph-rsid="00ec58d8" style:font-size-asian="12pt" style:font-weight-asian="normal" style:font-name-complex="LiberationSerif" style:font-size-complex="12pt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94b023" officeooo:paragraph-rsid="00eeed22" style:font-size-asian="12pt" style:font-weight-asian="normal" style:font-name-complex="LiberationSerif" style:font-size-complex="12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03036" officeooo:paragraph-rsid="001fc1d1" style:font-size-asian="12pt" style:font-weight-asian="normal" style:font-name-complex="LiberationSerif" style:font-size-complex="12pt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314a1" officeooo:paragraph-rsid="007314a1" style:font-size-asian="12pt" style:font-weight-asian="normal" style:font-name-complex="LiberationSerif" style:font-size-complex="12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a3227e" officeooo:paragraph-rsid="00a3227e" style:font-size-asian="12pt" style:font-weight-asian="normal" style:font-name-complex="LiberationSerif" style:font-size-complex="12pt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a4f0b0" officeooo:paragraph-rsid="00a4f0b0" style:font-size-asian="12pt" style:font-weight-asian="normal" style:font-name-complex="LiberationSerif" style:font-size-complex="12pt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a5ff27" officeooo:paragraph-rsid="00a5ff27" style:font-size-asian="12pt" style:font-weight-asian="normal" style:font-name-complex="LiberationSerif" style:font-size-complex="12pt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6b3ba" officeooo:paragraph-rsid="0076b3ba" style:font-size-asian="12pt" style:font-weight-asian="normal" style:font-name-complex="LiberationSerif" style:font-size-complex="12pt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aee56d" officeooo:paragraph-rsid="00aee56d" style:font-size-asian="12pt" style:font-weight-asian="normal" style:font-name-complex="LiberationSerif" style:font-size-complex="12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b01bdf" officeooo:paragraph-rsid="00b01bdf" style:font-size-asian="12pt" style:font-weight-asian="normal" style:font-name-complex="LiberationSerif" style:font-size-complex="12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b229cf" officeooo:paragraph-rsid="0057bdb9" style:font-size-asian="12pt" style:font-weight-asian="normal" style:font-name-complex="LiberationSerif" style:font-size-complex="12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b3b66f" officeooo:paragraph-rsid="00b3b66f" style:font-size-asian="12pt" style:font-weight-asian="normal" style:font-name-complex="LiberationSerif" style:font-size-complex="12pt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b66ebe" officeooo:paragraph-rsid="00b66ebe" style:font-size-asian="12pt" style:font-weight-asian="normal" style:font-name-complex="LiberationSerif" style:font-size-complex="12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ba0e0e" officeooo:paragraph-rsid="00ba0e0e" style:font-size-asian="12pt" style:font-weight-asian="normal" style:font-name-complex="LiberationSerif" style:font-size-complex="12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bd5638" officeooo:paragraph-rsid="00bd5638" style:font-size-asian="12pt" style:font-weight-asian="normal" style:font-name-complex="LiberationSerif" style:font-size-complex="12pt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c0d738" officeooo:paragraph-rsid="00c0d738" style:font-size-asian="12pt" style:font-weight-asian="normal" style:font-name-complex="LiberationSerif" style:font-size-complex="12pt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af738" officeooo:paragraph-rsid="007e7eff" style:font-size-asian="12pt" style:font-weight-asian="normal" style:font-name-complex="LiberationSerif" style:font-size-complex="12pt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c606ed" officeooo:paragraph-rsid="00c606ed" style:font-size-asian="12pt" style:font-weight-asian="normal" style:font-name-complex="LiberationSerif" style:font-size-complex="12pt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c63b75" officeooo:paragraph-rsid="00c63b75" style:font-size-asian="12pt" style:font-weight-asian="normal" style:font-name-complex="LiberationSerif" style:font-size-complex="12pt" style:font-weight-complex="normal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c6abf9" officeooo:paragraph-rsid="00c63b75" style:font-size-asian="12pt" style:font-weight-asian="normal" style:font-name-complex="LiberationSerif" style:font-size-complex="12pt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c84880" officeooo:paragraph-rsid="00c84880" style:font-size-asian="12pt" style:font-weight-asian="normal" style:font-name-complex="LiberationSerif" style:font-size-complex="12pt" style:font-weight-complex="normal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c5bb1" officeooo:paragraph-rsid="006c5bb1" style:font-size-asian="12pt" style:font-weight-asian="normal" style:font-name-complex="LiberationSerif" style:font-size-complex="12pt" style:font-weight-complex="normal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d227d6" officeooo:paragraph-rsid="00d227d6" style:font-size-asian="12pt" style:font-weight-asian="normal" style:font-name-complex="LiberationSerif" style:font-size-complex="12pt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d335f3" officeooo:paragraph-rsid="00d335f3" style:font-size-asian="12pt" style:font-weight-asian="normal" style:font-name-complex="LiberationSerif" style:font-size-complex="12pt" style:font-weight-complex="normal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d8f106" officeooo:paragraph-rsid="00d8f106" style:font-size-asian="12pt" style:font-weight-asian="normal" style:font-name-complex="LiberationSerif" style:font-size-complex="12pt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dcd5f2" officeooo:paragraph-rsid="00dcd5f2" style:font-size-asian="12pt" style:font-weight-asian="normal" style:font-name-complex="LiberationSerif" style:font-size-complex="12pt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a292f" officeooo:paragraph-rsid="008a292f" style:font-size-asian="12pt" style:font-weight-asian="normal" style:font-name-complex="LiberationSerif" style:font-size-complex="12pt" style:font-weight-complex="normal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df7d8a" officeooo:paragraph-rsid="00df7d8a" style:font-size-asian="12pt" style:font-weight-asian="normal" style:font-name-complex="LiberationSerif" style:font-size-complex="12pt" style:font-weight-complex="normal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dfe8c5" officeooo:paragraph-rsid="00dfe8c5" style:font-size-asian="12pt" style:font-weight-asian="normal" style:font-name-complex="LiberationSerif" style:font-size-complex="12pt" style:font-weight-complex="normal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dfe8c5" officeooo:paragraph-rsid="00e1edf0" style:font-size-asian="12pt" style:font-weight-asian="normal" style:font-name-complex="LiberationSerif" style:font-size-complex="12pt" style:font-weight-complex="normal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1bfb8" officeooo:paragraph-rsid="00e1bfb8" style:font-size-asian="12pt" style:font-weight-asian="normal" style:font-name-complex="LiberationSerif" style:font-size-complex="12pt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54b9d" officeooo:paragraph-rsid="00e54b9d" style:font-size-asian="12pt" style:font-weight-asian="normal" style:font-name-complex="LiberationSerif" style:font-size-complex="12pt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60053" officeooo:paragraph-rsid="00e60053" style:font-size-asian="12pt" style:font-weight-asian="normal" style:font-name-complex="LiberationSerif" style:font-size-complex="12pt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71608" officeooo:paragraph-rsid="00e71608" style:font-size-asian="12pt" style:font-weight-asian="normal" style:font-name-complex="LiberationSerif" style:font-size-complex="12pt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71608" officeooo:paragraph-rsid="00ec58d8" style:font-size-asian="12pt" style:font-weight-asian="normal" style:font-name-complex="LiberationSerif" style:font-size-complex="12pt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71608" officeooo:paragraph-rsid="00eeed22" style:font-size-asian="12pt" style:font-weight-asian="normal" style:font-name-complex="LiberationSerif" style:font-size-complex="12pt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e662c" officeooo:paragraph-rsid="00ee662c" style:font-size-asian="12pt" style:font-weight-asian="normal" style:font-name-complex="LiberationSerif" style:font-size-complex="12pt" style:font-weight-complex="normal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eeed22" officeooo:paragraph-rsid="00eeed22" style:font-size-asian="12pt" style:font-weight-asian="normal" style:font-name-complex="LiberationSerif" style:font-size-complex="12pt" style:font-weight-complex="normal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f21b25" officeooo:paragraph-rsid="00f21b25" style:font-size-asian="12pt" style:font-weight-asian="normal" style:font-name-complex="LiberationSerif" style:font-size-complex="12pt" style:font-weight-complex="normal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f8f76c" officeooo:paragraph-rsid="00f8f76c" style:font-size-asian="12pt" style:font-weight-asian="normal" style:font-name-complex="LiberationSerif" style:font-size-complex="12pt" style:font-weight-complex="normal"/>
    </style:style>
    <style:style style:name="P8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fb6dfb" officeooo:paragraph-rsid="00fb6dfb" style:font-size-asian="12pt" style:font-weight-asian="normal" style:font-name-complex="LiberationSerif" style:font-size-complex="12pt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fc8405" officeooo:paragraph-rsid="00f8f76c" style:font-size-asian="12pt" style:font-weight-asian="normal" style:font-name-complex="LiberationSerif" style:font-size-complex="12pt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f4267a" officeooo:paragraph-rsid="00f7fd50" style:font-size-asian="12pt" style:font-weight-asian="normal" style:font-name-complex="LiberationSerif" style:font-size-complex="12pt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1fc1d1" style:font-size-asian="18pt" style:font-weight-asian="bold" style:font-name-complex="LiberationSans-Bold" style:font-size-complex="18pt" style:font-weight-complex="bold"/>
    </style:style>
    <style:style style:name="P89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rsid="0056bc42" officeooo:paragraph-rsid="00f14c99" style:font-size-asian="18pt" style:font-weight-asian="bold" style:font-name-complex="LiberationSans-Bold" style:font-size-complex="18pt" style:font-weight-complex="bold"/>
    </style:style>
    <style:style style:name="P90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4f0106" style:font-size-asian="18pt" style:font-weight-asian="bold" style:font-name-complex="LiberationSerif" style:font-size-complex="12pt" style:font-weight-complex="bold"/>
    </style:style>
    <style:style style:name="P91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2a6a" style:font-size-asian="14pt" style:font-weight-asian="bold" style:font-name-complex="LiberationSerif" style:font-size-complex="12pt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bc42" style:font-size-asian="14pt" style:font-weight-asian="bold" style:font-name-complex="LiberationSerif" style:font-size-complex="12pt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813b96" style:font-size-asian="14pt" style:font-weight-asian="bold" style:font-name-complex="LiberationSerif" style:font-size-complex="12pt" style:font-weight-complex="normal"/>
    </style:style>
    <style:style style:name="P94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rsid="0056bc42" officeooo:paragraph-rsid="0056bc42" style:font-size-asian="14pt" style:font-weight-asian="bold" style:font-name-complex="LiberationSerif" style:font-size-complex="12pt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rsid="00f4267a" officeooo:paragraph-rsid="00f4267a" style:font-size-asian="14pt" style:font-weight-asian="bold" style:font-name-complex="LiberationSerif" style:font-size-complex="12pt" style:font-weight-complex="normal"/>
    </style:style>
    <style:style style:name="P96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4741e" officeooo:paragraph-rsid="0064741e" style:font-size-asian="14pt" style:font-weight-asian="normal" style:font-name-complex="LiberationSerif" style:font-size-complex="12pt" style:font-weight-complex="normal"/>
    </style:style>
    <style:style style:name="P97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c8b8e" officeooo:paragraph-rsid="006dc9b6" style:font-size-asian="14pt" style:font-weight-asian="normal" style:font-name-complex="LiberationSerif" style:font-size-complex="12pt" style:font-weight-complex="normal"/>
    </style:style>
    <style:style style:name="P98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c8b8e" officeooo:paragraph-rsid="00ec58d8" style:font-size-asian="14pt" style:font-weight-asian="normal" style:font-name-complex="LiberationSerif" style:font-size-complex="12pt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c8b8e" officeooo:paragraph-rsid="00eeed22" style:font-size-asian="14pt" style:font-weight-asian="normal" style:font-name-complex="LiberationSerif" style:font-size-complex="12pt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e9776" officeooo:paragraph-rsid="006e9776" style:font-size-asian="14pt" style:font-weight-asian="normal" style:font-name-complex="LiberationSerif" style:font-size-complex="12pt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e9776" officeooo:paragraph-rsid="00e71608" style:font-size-asian="14pt" style:font-weight-asian="normal" style:font-name-complex="LiberationSerif" style:font-size-complex="12pt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00%"/>
      <style:text-properties style:font-name="Arial" fo:font-size="14pt" officeooo:paragraph-rsid="0056bc42" style:font-size-asian="14pt" style:font-name-complex="LiberationSerif" style:font-size-complex="12pt"/>
    </style:style>
    <style:style style:name="P103" style:family="paragraph" style:parent-style-name="Standard">
      <style:paragraph-properties fo:margin-top="0in" fo:margin-bottom="0in" style:contextual-spacing="false" fo:line-height="100%"/>
      <style:text-properties style:font-name="Arial" fo:font-weight="normal" officeooo:rsid="0064741e" officeooo:paragraph-rsid="006124da" style:font-weight-asian="normal" style:font-weight-complex="normal"/>
    </style:style>
    <style:style style:name="P104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Arial" fo:font-size="18pt" fo:font-weight="bold" officeooo:paragraph-rsid="001fc1d1" style:font-size-asian="18pt" style:font-weight-asian="bold" style:font-name-complex="LiberationSans-Bold" style:font-size-complex="28pt" style:font-weight-complex="bold"/>
    </style:style>
    <style:style style:name="P105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a3a0e8" style:font-size-asian="12pt" style:font-weight-asian="normal" style:font-name-complex="LiberationSerif" style:font-size-complex="12pt" style:font-weight-complex="normal"/>
    </style:style>
    <style:style style:name="P106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84c83a" style:font-size-asian="12pt" style:font-weight-asian="normal" style:font-name-complex="LiberationSerif" style:font-size-complex="12pt" style:font-weight-complex="normal"/>
    </style:style>
    <style:style style:name="P107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ddf3f3" style:font-size-asian="12pt" style:font-weight-asian="normal" style:font-name-complex="LiberationSerif" style:font-size-complex="12pt" style:font-weight-complex="normal"/>
    </style:style>
    <style:style style:name="P108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ad7fa3" officeooo:paragraph-rsid="00ad7fa3" style:font-size-asian="12pt" style:font-weight-asian="normal" style:font-name-complex="LiberationSerif" style:font-size-complex="12pt" style:font-weight-complex="normal"/>
    </style:style>
    <style:style style:name="P109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b229cf" officeooo:paragraph-rsid="00b229cf" style:font-size-asian="12pt" style:font-weight-asian="normal" style:font-name-complex="LiberationSerif" style:font-size-complex="12pt" style:font-weight-complex="normal"/>
    </style:style>
    <style:style style:name="P110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b229cf" officeooo:paragraph-rsid="00c63b75" style:font-size-asian="12pt" style:font-weight-asian="normal" style:font-name-complex="LiberationSerif" style:font-size-complex="12pt" style:font-weight-complex="normal"/>
    </style:style>
    <style:style style:name="P111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ba0e0e" officeooo:paragraph-rsid="00ba0e0e" style:font-size-asian="12pt" style:font-weight-asian="normal" style:font-name-complex="LiberationSerif" style:font-size-complex="12pt" style:font-weight-complex="normal"/>
    </style:style>
    <style:style style:name="P112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f4267a" officeooo:paragraph-rsid="00f4267a" style:font-size-asian="12pt" style:font-weight-asian="normal" style:font-name-complex="LiberationSerif" style:font-size-complex="12pt" style:font-weight-complex="normal"/>
    </style:style>
    <style:style style:name="P113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cd7c4e" officeooo:paragraph-rsid="00cd7c4e" style:font-size-asian="12pt" style:font-weight-asian="normal" style:font-name-complex="LiberationSerif" style:font-size-complex="12pt" style:font-weight-complex="normal"/>
    </style:style>
    <style:style style:name="P114" style:family="paragraph" style:parent-style-name="Standard" style:list-style-name="L2">
      <style:paragraph-properties fo:margin-top="0in" fo:margin-bottom="0in" style:contextual-spacing="false" fo:line-height="100%"/>
      <style:text-properties style:font-name="Arial" fo:font-size="12pt" fo:font-weight="normal" officeooo:rsid="00e1bfb8" officeooo:paragraph-rsid="00e1bfb8" style:font-size-asian="12pt" style:font-weight-asian="normal" style:font-name-complex="LiberationSerif" style:font-size-complex="12pt" style:font-weight-complex="normal"/>
    </style:style>
    <style:style style:name="P115" style:family="paragraph" style:parent-style-name="Standard" style:list-style-name="L2">
      <style:paragraph-properties fo:margin-top="0in" fo:margin-bottom="0in" style:contextual-spacing="false" fo:line-height="100%"/>
      <style:text-properties officeooo:rsid="00e1bfb8" officeooo:paragraph-rsid="00e1bfb8"/>
    </style:style>
    <style:style style:name="T1" style:family="text">
      <style:text-properties fo:font-size="12pt" fo:font-weight="bold" style:font-size-asian="12pt" style:font-weight-asian="bold" style:font-name-complex="LiberationSerif-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name-complex="LiberationSerif" style:font-size-complex="12pt" style:font-weight-complex="normal"/>
    </style:style>
    <style:style style:name="T3" style:family="text">
      <style:text-properties officeooo:rsid="00562a6a"/>
    </style:style>
    <style:style style:name="T4" style:family="text">
      <style:text-properties officeooo:rsid="0056bc4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fo:font-weight="bold" officeooo:rsid="0056bc42" style:font-weight-asian="bold" style:font-weight-complex="normal"/>
    </style:style>
    <style:style style:name="T8" style:family="text">
      <style:text-properties fo:font-weight="bold" officeooo:rsid="00785835" style:font-weight-asian="bold" style:font-weight-complex="normal"/>
    </style:style>
    <style:style style:name="T9" style:family="text">
      <style:text-properties fo:font-weight="bold" officeooo:rsid="00dcd5f2" style:font-weight-asian="bold" style:font-weight-complex="normal"/>
    </style:style>
    <style:style style:name="T10" style:family="text">
      <style:text-properties fo:font-weight="bold" officeooo:rsid="006dc9b6" style:font-weight-asian="bold"/>
    </style:style>
    <style:style style:name="T11" style:family="text">
      <style:text-properties fo:font-weight="bold" officeooo:rsid="00785835" style:font-weight-asian="bold"/>
    </style:style>
    <style:style style:name="T12" style:family="text">
      <style:text-properties fo:font-weight="bold" officeooo:rsid="00e54b9d" style:font-weight-asian="bold"/>
    </style:style>
    <style:style style:name="T13" style:family="text">
      <style:text-properties fo:font-weight="bold" officeooo:rsid="00e5507c" style:font-weight-asian="bold"/>
    </style:style>
    <style:style style:name="T14" style:family="text">
      <style:text-properties fo:font-weight="bold" officeooo:rsid="00ea9c2d" style:font-weight-asian="bold"/>
    </style:style>
    <style:style style:name="T15" style:family="text">
      <style:text-properties fo:font-weight="bold" officeooo:rsid="00ec58d8" style:font-weight-asian="bold"/>
    </style:style>
    <style:style style:name="T16" style:family="text">
      <style:text-properties fo:font-weight="bold" officeooo:rsid="00ee154d" style:font-weight-asian="bold"/>
    </style:style>
    <style:style style:name="T17" style:family="text">
      <style:text-properties fo:font-weight="bold" officeooo:rsid="00eeed22" style:font-weight-asian="bold"/>
    </style:style>
    <style:style style:name="T18" style:family="text">
      <style:text-properties officeooo:rsid="006b6d56"/>
    </style:style>
    <style:style style:name="T19" style:family="text">
      <style:text-properties officeooo:rsid="0072ce3f"/>
    </style:style>
    <style:style style:name="T20" style:family="text">
      <style:text-properties officeooo:rsid="007314a1"/>
    </style:style>
    <style:style style:name="T21" style:family="text">
      <style:text-properties officeooo:rsid="00785835"/>
    </style:style>
    <style:style style:name="T22" style:family="text">
      <style:text-properties officeooo:rsid="009ca73e"/>
    </style:style>
    <style:style style:name="T23" style:family="text">
      <style:text-properties officeooo:rsid="00a198ba"/>
    </style:style>
    <style:style style:name="T24" style:family="text">
      <style:text-properties officeooo:rsid="00a3227e"/>
    </style:style>
    <style:style style:name="T25" style:family="text">
      <style:text-properties officeooo:rsid="00a3a0e8"/>
    </style:style>
    <style:style style:name="T26" style:family="text">
      <style:text-properties officeooo:rsid="00a7f273"/>
    </style:style>
    <style:style style:name="T27" style:family="text">
      <style:text-properties officeooo:rsid="00a9c24b"/>
    </style:style>
    <style:style style:name="T28" style:family="text">
      <style:text-properties officeooo:rsid="00ab7c9f"/>
    </style:style>
    <style:style style:name="T29" style:family="text">
      <style:text-properties officeooo:rsid="00adc572"/>
    </style:style>
    <style:style style:name="T30" style:family="text">
      <style:text-properties officeooo:rsid="00aee56d"/>
    </style:style>
    <style:style style:name="T31" style:family="text">
      <style:text-properties officeooo:rsid="00b099ae"/>
    </style:style>
    <style:style style:name="T32" style:family="text">
      <style:text-properties officeooo:rsid="00b229cf"/>
    </style:style>
    <style:style style:name="T33" style:family="text">
      <style:text-properties officeooo:rsid="00b36326"/>
    </style:style>
    <style:style style:name="T34" style:family="text">
      <style:text-properties officeooo:rsid="00b3b66f"/>
    </style:style>
    <style:style style:name="T35" style:family="text">
      <style:text-properties officeooo:rsid="00b5a402"/>
    </style:style>
    <style:style style:name="T36" style:family="text">
      <style:text-properties officeooo:rsid="00b647f8"/>
    </style:style>
    <style:style style:name="T37" style:family="text">
      <style:text-properties officeooo:rsid="00b6d667"/>
    </style:style>
    <style:style style:name="T38" style:family="text">
      <style:text-properties officeooo:rsid="00bb9d4a"/>
    </style:style>
    <style:style style:name="T39" style:family="text">
      <style:text-properties officeooo:rsid="00bc490b"/>
    </style:style>
    <style:style style:name="T40" style:family="text">
      <style:text-properties officeooo:rsid="00bc8d33"/>
    </style:style>
    <style:style style:name="T41" style:family="text">
      <style:text-properties officeooo:rsid="00bd5638"/>
    </style:style>
    <style:style style:name="T42" style:family="text">
      <style:text-properties officeooo:rsid="00be4e81"/>
    </style:style>
    <style:style style:name="T43" style:family="text">
      <style:text-properties officeooo:rsid="00c28f5f"/>
    </style:style>
    <style:style style:name="T44" style:family="text">
      <style:text-properties fo:font-style="normal" style:text-underline-style="none" officeooo:rsid="00c5dd2b" style:font-style-asian="normal" style:font-style-complex="normal"/>
    </style:style>
    <style:style style:name="T45" style:family="text">
      <style:text-properties fo:font-style="normal" style:text-underline-style="none" officeooo:rsid="00c606ed" style:font-style-asian="normal" style:font-style-complex="normal"/>
    </style:style>
    <style:style style:name="T46" style:family="text">
      <style:text-properties officeooo:rsid="00c63b75"/>
    </style:style>
    <style:style style:name="T47" style:family="text">
      <style:text-properties officeooo:rsid="00c687c6"/>
    </style:style>
    <style:style style:name="T48" style:family="text">
      <style:text-properties officeooo:rsid="00c6abf9"/>
    </style:style>
    <style:style style:name="T49" style:family="text">
      <style:text-properties officeooo:rsid="00c99b7c"/>
    </style:style>
    <style:style style:name="T50" style:family="text">
      <style:text-properties officeooo:rsid="00cea2b6"/>
    </style:style>
    <style:style style:name="T51" style:family="text">
      <style:text-properties officeooo:rsid="00d0e79c"/>
    </style:style>
    <style:style style:name="T52" style:family="text">
      <style:text-properties officeooo:rsid="00d159b2"/>
    </style:style>
    <style:style style:name="T53" style:family="text">
      <style:text-properties officeooo:rsid="00d72b51"/>
    </style:style>
    <style:style style:name="T54" style:family="text">
      <style:text-properties officeooo:rsid="00d8f106"/>
    </style:style>
    <style:style style:name="T55" style:family="text">
      <style:text-properties officeooo:rsid="00da35cf"/>
    </style:style>
    <style:style style:name="T56" style:family="text">
      <style:text-properties officeooo:rsid="00dc160d"/>
    </style:style>
    <style:style style:name="T57" style:family="text">
      <style:text-properties officeooo:rsid="00dd05d1"/>
    </style:style>
    <style:style style:name="T58" style:family="text">
      <style:text-properties officeooo:rsid="00ddf3f3"/>
    </style:style>
    <style:style style:name="T59" style:family="text">
      <style:text-properties officeooo:rsid="00df7d8a"/>
    </style:style>
    <style:style style:name="T60" style:family="text">
      <style:text-properties officeooo:rsid="00df814a"/>
    </style:style>
    <style:style style:name="T61" style:family="text">
      <style:text-properties style:font-name="Arial" fo:font-size="12pt" fo:font-weight="normal" style:font-size-asian="12pt" style:font-weight-asian="normal" style:font-name-complex="LiberationSerif" style:font-size-complex="12pt" style:font-weight-complex="normal"/>
    </style:style>
    <style:style style:name="T62" style:family="text">
      <style:text-properties style:font-name="Arial" fo:font-size="12pt" fo:font-weight="normal" officeooo:rsid="00e1bfb8" style:font-size-asian="12pt" style:font-weight-asian="normal" style:font-name-complex="LiberationSerif" style:font-size-complex="12pt" style:font-weight-complex="normal"/>
    </style:style>
    <style:style style:name="T63" style:family="text">
      <style:text-properties officeooo:rsid="00e38eb8"/>
    </style:style>
    <style:style style:name="T64" style:family="text">
      <style:text-properties officeooo:rsid="00e54b9d"/>
    </style:style>
    <style:style style:name="T65" style:family="text">
      <style:text-properties officeooo:rsid="00e82b24"/>
    </style:style>
    <style:style style:name="T66" style:family="text">
      <style:text-properties officeooo:rsid="00ef4d37"/>
    </style:style>
    <style:style style:name="T67" style:family="text">
      <style:text-properties officeooo:rsid="00f063b8"/>
    </style:style>
    <style:style style:name="T68" style:family="text">
      <style:text-properties officeooo:rsid="00f14c99"/>
    </style:style>
    <style:style style:name="T69" style:family="text">
      <style:text-properties officeooo:rsid="00f23305"/>
    </style:style>
    <style:style style:name="T70" style:family="text">
      <style:text-properties fo:font-size="18pt" fo:font-weight="bold" style:font-size-asian="18pt" style:font-weight-asian="bold" style:font-name-complex="LiberationSans-Bold" style:font-size-complex="18pt" style:font-weight-complex="bold"/>
    </style:style>
    <style:style style:name="T71" style:family="text">
      <style:text-properties fo:font-size="18pt" fo:font-weight="bold" officeooo:rsid="004f0106" style:font-size-asian="18pt" style:font-weight-asian="bold" style:font-name-complex="LiberationSans-Bold" style:font-size-complex="18pt" style:font-weight-complex="bold"/>
    </style:style>
    <style:style style:name="T72" style:family="text">
      <style:text-properties fo:font-size="18pt" fo:font-weight="bold" officeooo:rsid="00785835" style:font-size-asian="18pt" style:font-weight-asian="bold" style:font-name-complex="LiberationSans-Bold" style:font-size-complex="18pt" style:font-weight-complex="bold"/>
    </style:style>
    <style:style style:name="T73" style:family="text">
      <style:text-properties officeooo:rsid="01000b5f"/>
    </style:style>
    <style:style style:name="T74" style:family="text">
      <style:text-properties officeooo:rsid="0102e6f1"/>
    </style:style>
    <style:style style:name="T75" style:family="text">
      <style:text-properties officeooo:rsid="0104434b"/>
    </style:style>
    <style:style style:name="T76" style:family="text">
      <style:text-properties officeooo:rsid="0105a197"/>
    </style:style>
    <style:style style:name="T77" style:family="text">
      <style:text-properties officeooo:rsid="010a59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Møte i Fordelingsutvalget</text:p>
      <text:p text:style-name="P14"><text:span text:style-name="T22">9</text:span>. <text:span text:style-name="T22">oktober </text:span>2015 <text:span text:style-name="T76">kl 12:15</text:span></text:p>
      <text:p text:style-name="P2"/>
      <text:p text:style-name="P2">Til stede:</text:p>
      <text:p text:style-name="P3">Mathias Johan Johansen, FU-koordinator</text:p>
      <text:p text:style-name="P12">Joakim Lindquiester, Økonomiansvarlig FU</text:p>
      <text:p text:style-name="P6">Sjur Fredriksen, ProgNett</text:p>
      <text:p text:style-name="P7"><text:span text:style-name="T74">Suhas </text:span>Joshi, <text:span text:style-name="T74">Foreningsfesten</text:span></text:p>
      <text:p text:style-name="P8"><text:span text:style-name="T19">Anders Rokkones</text:span>, Mi<text:span text:style-name="T74">k</text:span>ro</text:p>
      <text:p text:style-name="P9">Odd-Tørres <text:span text:style-name="T75">Lunde</text:span>, <text:a xlink:type="simple" xlink:href="mailto:dagen@ifi" text:style-name="Internet_20_link">dagen@ifi</text:a></text:p>
      <text:p text:style-name="P9">Carl-Martin <text:span text:style-name="T76">Rosenberg</text:span>, MAPS</text:p>
      <text:p text:style-name="P9">Kristin Brænden, Navet</text:p>
      <text:p text:style-name="P9"><text:span text:style-name="T33">Johan Haavik</text:span>, FUI</text:p>
      <text:p text:style-name="P13">Axel Parosen, PI:SK</text:p>
      <text:p text:style-name="P11">Jan Furlund, CYB (Møtte fra ca 13.00)</text:p>
      <text:p text:style-name="P1"/>
      <text:p text:style-name="P2"/>
      <text:p text:style-name="P1"><text:span text:style-name="T1">Referent: </text:span><text:bookmark text:name="_GoBack"/><text:span text:style-name="T2">Joakim Lindquister</text:span></text:p>
      <text:p text:style-name="P88"/>
      <text:p text:style-name="P88">1. Godkjenning av innkalling</text:p>
      <text:p text:style-name="P3">Innkalling ble godkjent uten merknader. </text:p>
      <text:p text:style-name="P88"/>
      <text:p text:style-name="P88">2. Godkjenning av agenda</text:p>
      <text:p text:style-name="P5"/>
      <text:p text:style-name="P3">Agenda ble <text:span text:style-name="T24">godkjent. </text:span></text:p>
      <text:p text:style-name="P3"/>
      <text:p text:style-name="P10">Det ble opplyst om at alle Fus dokumenter ligger åpent tilgjengelig for søk på google. Dette blir diskutert under eventu<text:span text:style-name="T76">e</text:span>lt.</text:p>
      <text:p text:style-name="P3"/>
      <text:p text:style-name="P88">3. Godkjenning av referat</text:p>
      <text:p text:style-name="P3">Referat fra forrige møte godkjent uten merknader.</text:p>
      <text:p text:style-name="P27"/>
      <text:p text:style-name="P15"/>
      <text:p text:style-name="P90"><text:span text:style-name="T20">4</text:span>. <text:span text:style-name="T3">Behandling av søknader</text:span></text:p>
      <text:p text:style-name="P4"/>
      <text:p text:style-name="P92"><text:span text:style-name="T20">4</text:span>.1 <text:span text:style-name="T23">TekNats søknad om semesterstøtte for høsten 2015</text:span></text:p>
      <text:p text:style-name="P23"/>
      <text:p text:style-name="P48"><text:span text:style-name="T23">TekNat</text:span> søker om støtte på <text:span text:style-name="T23">15</text:span> <text:span text:style-name="T23">230</text:span> kr fordelt på postene arrangementskostnader, <text:span text:style-name="T23">mat og drikke</text:span>, <text:span text:style-name="T23">og andre utgifter</text:span>.</text:p>
      <text:p text:style-name="P48"/>
      <text:p text:style-name="P49">Det <text:span text:style-name="T27">blir</text:span> kommentert at 1 000 kroner til kaffe og te til medlemmer som sitter på Euclid er vel mye. <text:span text:style-name="T25">Det blir foreslått og kutte posten helt. Styremedlemmer oppfordres og oppsøke FK for å nyte kaffe og te.</text:span></text:p>
      <text:p text:style-name="P49"/>
      <text:p text:style-name="P50">Det blir diskutert hvor mye man ønsker å støtte i styremiddag. <text:span text:style-name="T26">Videre</text:span> blir <text:span text:style-name="T26">det </text:span>kommentert at FU burde sette en faste rettnignslinjer på hvor ofte og hvor mye man ønsker å støtte styremiddager for foreninger.</text:p>
      <text:p text:style-name="P50"/>
      <text:p text:style-name="P51">Det blir diskutert medlemstallet til TekNat og hvorvidt det faktisk representerer faktiske <text:soft-page-break/>aktive medlemmer. <text:s/><text:span text:style-name="T28">Generelt blir det diskutert hvorvidt FU skal kreve å medlemslister fra foreninger som søker støtte. Det blir enighet om at det er bedre å operere med et anslag over antall oppmøte på relevante aktiviteter i regi av foreningen.</text:span></text:p>
      <text:p text:style-name="P23"/>
      <text:p text:style-name="P31"><text:span text:style-name="T23">TekNats </text:span>søknad godkjennes med følgende merknader:</text:p>
      <text:list xml:id="list9203589942887348311" text:style-name="L1">
        <text:list-item>
          <text:p text:style-name="P105">Postene om <text:span text:style-name="T25">kaffe og te til medlemmer som sitter på Euclid blir stryket.</text:span></text:p>
        </text:list-item>
        <text:list-item>
          <text:p text:style-name="P108">Posten om styremiddag, samt mat og drikke til styremøter blir redusert med 1 300 <text:span text:style-name="T29">kr.</text:span></text:p>
        </text:list-item>
      </text:list>
      <text:p text:style-name="P36"/>
      <text:p text:style-name="P36">Den godkjente søknaden blir totalt på <text:span text:style-name="T30">12</text:span> <text:span text:style-name="T30">930 </text:span>kr.</text:p>
      <text:p text:style-name="P23"/>
      <text:p text:style-name="P91"><text:span text:style-name="T20">4</text:span>.<text:span text:style-name="T4">2</text:span> <text:span text:style-name="T23">Mikros søknad om semesterstøtte høsten 2015</text:span></text:p>
      <text:p text:style-name="P18"/>
      <text:p text:style-name="P53">Mikro søker om støtte <text:span text:style-name="T32">på 14 800 </text:span>til forskjellige arrangementer som stand til <text:a xlink:type="simple" xlink:href="mailto:dagen@ifi" text:style-name="Internet_20_link">dagen@ifi</text:a>, pokerkveld, juleølsmaking og fagkveld. Videre søker de om støtte til styremiddag og andre utgifter.</text:p>
      <text:p text:style-name="P52"/>
      <text:p text:style-name="P53">Anders Rokkones redegjør for søknaden.</text:p>
      <text:p text:style-name="P53"/>
      <text:p text:style-name="P54">Det blir kommentert at støtte til <text:span text:style-name="T31">premie til stand på</text:span> <text:a xlink:type="simple" xlink:href="mailto:dagen@ifi" text:style-name="Internet_20_link"><text:span text:style-name="T31">dagen@ifi</text:span></text:a><text:span text:style-name="T31"> </text:span>er mye. <text:span text:style-name="T32">Carl Martin foreslår at premier ikke støttes av FU, men at foreninger burde oppfordres til å søke støtte hos sponsorer isteden.</text:span></text:p>
      <text:p text:style-name="P56"/>
      <text:p text:style-name="P56"><text:span text:style-name="T36">d</text:span><text:a xlink:type="simple" xlink:href="mailto:Dagen@ifi" text:style-name="Internet_20_link">agen@ifi</text:a> ønsker å redusere støtten til juleøl<text:span text:style-name="T35">smaking da de ikke ønsker å sponse innkjøp av alkohol med 50 % av kjøpssummen. Etter en oppklaring i budsjett viser det seg at faktisk støtte til alkohol er mindre enn 50%. </text:span></text:p>
      <text:p text:style-name="P56"/>
      <text:p text:style-name="P57">Det blir kommentert at Mikro har høye bankutgifter og <text:span text:style-name="T37">de</text:span> blir oppfordret og sjekke hvor mange disponenter de har i nettbanken. </text:p>
      <text:p text:style-name="P57"/>
      <text:p text:style-name="P58">Det blir kommentert at renhold på IFI burde kunne gi <text:span text:style-name="T38">Mikro vaskeutstyr.</text:span></text:p>
      <text:p text:style-name="P54"/>
      <text:p text:style-name="P33"><text:span text:style-name="T32">Mikros </text:span>søknad godkjennes med følgende merknader:</text:p>
      <text:list xml:id="list124923394049131" text:continue-numbering="true" text:style-name="L1">
        <text:list-item>
          <text:p text:style-name="P109">Støtte til stand på <text:a xlink:type="simple" xlink:href="mailto:dagen@ifi" text:style-name="Internet_20_link">dagen@ifi</text:a> <text:span text:style-name="T34">reduseres med 500.</text:span></text:p>
        </text:list-item>
        <text:list-item>
          <text:p text:style-name="P111">Støtte til vaskeutstyr <text:span text:style-name="T40">på 200 kr </text:span>strykes.</text:p>
        </text:list-item>
        <text:list-item>
          <text:p text:style-name="P112">Støtte til styremiddag reduseres med 1 000 til 2 500 kr.</text:p>
        </text:list-item>
      </text:list>
      <text:p text:style-name="P38"/>
      <text:p text:style-name="P37">Den godkjente søknaden blir totalt på <text:span text:style-name="T34">13</text:span> <text:span text:style-name="T39">100 </text:span>kr.</text:p>
      <text:p text:style-name="P18"/>
      <text:p text:style-name="P91"><text:span text:style-name="T21">4</text:span>.<text:span text:style-name="T4">3</text:span> <text:span text:style-name="T41">UniPlay søknad om prosjektstøtte.</text:span></text:p>
      <text:p text:style-name="P59">UniPlay søker om 15 318 i prosjektstøtte. Dette innebærer innkjøp av servere og harddisk.</text:p>
      <text:p text:style-name="P59"/>
      <text:p text:style-name="P59">ProgNett kommenterer at det er unødvendig å kjøpe inn hardware, at det kan være lurt å vurdere å kjøpe skytjenester <text:span text:style-name="T42">isteden. </text:span><text:span text:style-name="T44">Det blir også kommentert at dette er ting man kan prøve å dekke via sponsorer.</text:span><text:span text:style-name="T45">t</text:span></text:p>
      <text:p text:style-name="P59"/>
      <text:p text:style-name="P60">FU kommenterer at det er manglende informasjon om E-Sport arrangementet. <text:span text:style-name="T43">FU er ikke i seg selv negative til å støtte E-Sport arrangementer, men har ikke nok informasjon om arrangementet til å kunne godkjenne søknaden.</text:span></text:p>
      <text:p text:style-name="P55"/>
      <text:p text:style-name="P18"/>
      <text:p text:style-name="P19"><text:span text:style-name="T55">UniPlay</text:span> <text:span text:style-name="T18">søknad</text:span> om støtte <text:span text:style-name="T43">godkjennes ikke</text:span>.</text:p>
      <text:p text:style-name="P19"><text:soft-page-break/></text:p>
      <text:p text:style-name="P92"><text:span text:style-name="T21">4</text:span>.<text:span text:style-name="T4">4</text:span> <text:span text:style-name="T56">UniPlay søknad om prosjektstøtte til GameJam</text:span></text:p>
      <text:p text:style-name="P62">UniPlay søker om støtte til arrangementet GameJam på totalt 16 974 kr, der 9 586 er til premier og 7 200 til mat.</text:p>
      <text:p text:style-name="P62"/>
      <text:p text:style-name="P63">Det kommenteres at dette er et arrangement som rettet ikke bare mot IFI-studenter men også med deltakere fra andre skoler. <text:span text:style-name="T48">FU ønsker kun å støtte pizza en av dagene.</text:span></text:p>
      <text:p text:style-name="P64"/>
      <text:p text:style-name="P65">Det kommenteres at midler til premier ikke burde støttes av FU, men <text:span text:style-name="T51">burde</text:span> søkes dekket via sponsorer. <text:span text:style-name="T49">FU syns det er et flott arrangement, men ønsker ikke å støtte premier i denne størelseordnen. Det kommenteres at hvis det tydelig hadde kommet fram i søknaden at de hadde prøvd å oppsøke andre aktører for å støtte til premier, kunne FU gått inn å støttet premier.</text:span></text:p>
      <text:p text:style-name="P62"/>
      <text:p text:style-name="P34"><text:span text:style-name="T46">UniPlay </text:span>søknad godkjennes med følgende merknader:</text:p>
      <text:list xml:id="list124924123062777" text:continue-numbering="true" text:style-name="L1">
        <text:list-item>
          <text:p text:style-name="P110">Støtte til <text:span text:style-name="T47">pizza halveres til 3 600.</text:span></text:p>
        </text:list-item>
        <text:list-item>
          <text:p text:style-name="P113">Støtte til premier strykes.</text:p>
        </text:list-item>
      </text:list>
      <text:p text:style-name="P61"/>
      <text:p text:style-name="P39">Den godkjente søknaden blir totalt på <text:span text:style-name="T50">3 600</text:span>kr.</text:p>
      <text:p text:style-name="P20"/>
      <text:p text:style-name="P93"><text:span text:style-name="T21">4</text:span>.<text:span text:style-name="T4">5</text:span> <text:span text:style-name="T52">Ifi-avisens søknad om støtte til andre utgave av Index.</text:span></text:p>
      <text:p text:style-name="P66"/>
      <text:p text:style-name="P67">IFI-avisen søkner om støtte til 15 150 til drift av foreningen og utgifter til halve av trykkingen av Index utgave nummer 2.</text:p>
      <text:p text:style-name="P67"/>
      <text:p text:style-name="P68">Det stilles spørsmål om nødvendigheten av å kjøpe inn et eget speilreflekskamera. <text:span text:style-name="T53">Det blir kommentert at eventuelle inntekter burde brukes til å dekke produksjonskostnader og at innkjøp av kamera søkes i en separat søknad. </text:span></text:p>
      <text:p text:style-name="P29"/>
      <text:p text:style-name="P69">FU mener at inntekter fra annonser burde brukes til å dekke produksjonskostnader. Denne posten blir derfor redusert.</text:p>
      <text:p text:style-name="P28"/>
      <text:p text:style-name="P30"><text:span text:style-name="T54">Ifi-avisen s</text:span>øknad godkjennes med følgende merknader:</text:p>
      <text:list xml:id="list124924109783787" text:continue-numbering="true" text:style-name="L1">
        <text:list-item>
          <text:p text:style-name="P106">Posten om <text:span text:style-name="T54">varekjøp reduseres med 5 000</text:span></text:p>
        </text:list-item>
      </text:list>
      <text:p text:style-name="P35"/>
      <text:p text:style-name="P35">Den godkjente søknaden blir totalt på <text:span text:style-name="T54">10 150</text:span> kr.</text:p>
      <text:p text:style-name="P24"/>
      <text:p text:style-name="P25"/>
      <text:p text:style-name="P102"><text:span text:style-name="T8">4</text:span><text:span text:style-name="T6">.</text:span><text:span text:style-name="T7">6</text:span><text:span text:style-name="T6"> </text:span><text:span text:style-name="T9">FIFIs</text:span><text:span text:style-name="T8"> søknad om </text:span><text:span text:style-name="T9">semesterstøtte</text:span></text:p>
      <text:p text:style-name="P21"/>
      <text:p text:style-name="P70">FIFI søker om støtte på 17 340 til gjennomføring av treninger og sosiale arrangementer, <text:span text:style-name="T57">samt likviditetsstøtte.</text:span></text:p>
      <text:p text:style-name="P70"/>
      <text:p text:style-name="P74">FU ønsker å vite hvor mye inntekter de har på medlemavgift, da dette ikke er spesifisert i søknaden.</text:p>
      <text:p text:style-name="P74"/>
      <text:p text:style-name="P74"><text:span text:style-name="T60">Søknaden om støtte til pizza på sosialkvelden er over normen på 80 kroner per hode.</text:span> </text:p>
      <text:p text:style-name="P73"/>
      <text:p text:style-name="P75">FU ønsker å godkjenne søkaden med forbehold om <text:span text:style-name="T64">at FU mottar</text:span> en rapport som dokumenter følgende:</text:p>
      <text:list xml:id="list2103516778883610185" text:style-name="L2">
        <text:list-item>
          <text:p text:style-name="P114">Antall deltakere på trening. </text:p>
        </text:list-item>
        <text:list-item>
          <text:p text:style-name="P115"><text:soft-page-break/><text:span text:style-name="T62">D</text:span><text:span text:style-name="T61">okumentere hvor mange medlemmer som betaler medlemsavgift for 2015. </text:span></text:p>
        </text:list-item>
      </text:list>
      <text:p text:style-name="P70"/>
      <text:p text:style-name="P72"/>
      <text:p text:style-name="P71"/>
      <text:p text:style-name="P32"><text:span text:style-name="T59">FIFIs s</text:span>øknad godkjennes med <text:span text:style-name="T63">nevnte forbehold og </text:span>følgende merknader:</text:p>
      <text:list xml:id="list124923403479930" text:continue-list="list124924109783787" text:style-name="L1">
        <text:list-item>
          <text:p text:style-name="P107">Posten om <text:span text:style-name="T58">sosialkveld reduseres til 2 100</text:span></text:p>
        </text:list-item>
      </text:list>
      <text:p text:style-name="P71"/>
      <text:p text:style-name="P40">Den godkjente søknaden blir totalt på <text:span text:style-name="T60">16 440</text:span> kr.</text:p>
      <text:p text:style-name="P26"/>
      <text:p text:style-name="P97"><text:span text:style-name="T11">4</text:span><text:span text:style-name="T5">.</text:span><text:span text:style-name="T10">7</text:span><text:span text:style-name="T5"> </text:span><text:span text:style-name="T12">IFI-ordenes reviderte søknad om prosjektstøtte</text:span></text:p>
      <text:p text:style-name="P22"/>
      <text:p text:style-name="P76">Ifi-ordenen søker om ekstra støtte på 1 18<text:span text:style-name="T77">7</text:span>,5 for å dekke utgifter til ekstra innkjøp av utmerkelser til kandiater for mottakelse av ordenen.</text:p>
      <text:p text:style-name="P42"/>
      <text:p text:style-name="P77">Søknaden godkjennes.</text:p>
      <text:p text:style-name="P41"/>
      <text:p text:style-name="P100"/>
      <text:p text:style-name="P97"><text:span text:style-name="T14">4.8</text:span><text:span text:style-name="T5"> </text:span><text:span text:style-name="T13">IfiSjakks søknad om semsterstøtte for høsten</text:span></text:p>
      <text:p text:style-name="P44"/>
      <text:p text:style-name="P77">IfiSjakk er en nyoppstartet forening for sjakk<text:span text:style-name="T65">intesserte på IFI. De søker om støtte på totalt 14 263 til innkjøp av sjakkutstyr og likviditetstøtte.</text:span></text:p>
      <text:p text:style-name="P43"/>
      <text:p text:style-name="P78">Søknaden godkjennes.</text:p>
      <text:p text:style-name="P101"/>
      <text:p text:style-name="P98"><text:span text:style-name="T14">4.</text:span><text:span text:style-name="T15">9</text:span><text:span text:style-name="T5"> </text:span><text:span text:style-name="T16">ProgNetts søknad om semesterstøtte for høsten 2015</text:span></text:p>
      <text:p text:style-name="P45"/>
      <text:p text:style-name="P81">ProgNett søker om støtte på 5 857 til å dekke støtte til CS konkuranse arrangert vår 2015 og styremiddag.</text:p>
      <text:p text:style-name="P45"/>
      <text:p text:style-name="P79">Søknaden godkjennes.</text:p>
      <text:p text:style-name="P79"/>
      <text:p text:style-name="P99"><text:span text:style-name="T17">4</text:span><text:span text:style-name="T14">.</text:span><text:span text:style-name="T17">10</text:span><text:span text:style-name="T5"> </text:span><text:span text:style-name="T17">Verandes søknad om prosjektstøtte</text:span></text:p>
      <text:p text:style-name="P46"/>
      <text:p text:style-name="P82">Verande søker om støtte <text:span text:style-name="T67">på 14 000</text:span> til prosjeket Nettverk++ <text:span text:style-name="T66">som går ut på å styrke bånd mellom kvinnelige studenter på tvers av undervisningssted.</text:span></text:p>
      <text:p text:style-name="P82"/>
      <text:p text:style-name="P82">Det stilles spørsmål ved nødvendigheten av at hele styret skal reise opp til Trondheim. Det kommenteres også at dette er ting IFI burde støtte.</text:p>
      <text:p text:style-name="P82"/>
      <text:p text:style-name="P83">CYB ønsker ikke å støt<text:span text:style-name="T69">t</text:span>e <text:span text:style-name="T69">dette</text:span> f<text:span text:style-name="T69">ø</text:span>r det er klart hvorvidt de har prøvd å få inn støtte fra andre aktører.</text:p>
      <text:p text:style-name="P46"/>
      <text:p text:style-name="P80">Søknaden godkjennes <text:span text:style-name="T69">ikke</text:span>.</text:p>
      <text:p text:style-name="P94"/>
      <text:p text:style-name="P89"><text:span text:style-name="T68">5</text:span>. <text:span text:style-name="T68">Diskusjon om fadderstyrets rapport for høsten 2015</text:span></text:p>
      <text:p text:style-name="P95"/>
      <text:p text:style-name="P87">Mathias redegjør for at faddderstyret brukte 7 500 kr på bonger under CTRL-ALT-DELETE festen. Dette var ikke budsjetert med i søknader mottatt av FU. Det viser seg at pengene stammer fra en utestående faktura på IFI-blekka 2014. Fakturaen er ikke mottatt enda, men at deler av pengene er blitt brukt opp på bonger. </text:p>
      <text:p text:style-name="P16"><text:soft-page-break/></text:p>
      <text:p text:style-name="P85">Videre opplyser han at fadderstyret ønsker å søke om omferdeling av midler for å dekke denne fakturaren. I denne omfordelingen dropper de å søke om styremiddag.</text:p>
      <text:p text:style-name="P16"/>
      <text:p text:style-name="P84">Mathias opplyser også om at det ser ut som Fadderstyret har mottatt likviditetsstøtte to ganger. Dette burde kreves inn hvis dette viser seg å stemme.</text:p>
      <text:p text:style-name="P86"/>
      <text:p text:style-name="P17"/>
      <text:p text:style-name="P16"><text:span text:style-name="T71">6</text:span><text:span text:style-name="T70">. </text:span><text:span text:style-name="T72">Eventuelt</text:span></text:p>
      <text:p text:style-name="P47"/>
      <text:p text:style-name="P103"/>
      <text:p text:style-name="P96"/>
      <text:p text:style-name="P3">Møtet hevet kl. <text:span text:style-name="T73">14.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um </meta:initial-creator>
    <meta:creation-date>2015-03-20T12:14:28.730525515</meta:creation-date>
    <dc:date>2015-10-21T12:49:22.760342738</dc:date>
    <meta:editing-duration>P1DT1H23M35S</meta:editing-duration>
    <meta:editing-cycles>221</meta:editing-cycles>
    <meta:generator>LibreOffice/4.2.6.3$Linux_X86_64 LibreOffice_project/420$Build-3</meta:generator>
    <meta:document-statistic meta:table-count="0" meta:image-count="0" meta:object-count="0" meta:page-count="5" meta:paragraph-count="94" meta:word-count="1237" meta:character-count="7573" meta:non-whitespace-character-count="6431"/>
  </office:meta>
</office:document-meta>
</file>